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Medium" svg:font-family="'Ubuntu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4a3d" officeooo:paragraph-rsid="00034a3d"/>
    </style:style>
    <style:style style:name="P2" style:family="paragraph" style:parent-style-name="Standard">
      <style:text-properties officeooo:rsid="00034a3d" officeooo:paragraph-rsid="0005a201"/>
    </style:style>
    <style:style style:name="P3" style:family="paragraph" style:parent-style-name="Standard">
      <style:text-properties officeooo:rsid="00034a3d" officeooo:paragraph-rsid="000d5ade"/>
    </style:style>
    <style:style style:name="P4" style:family="paragraph" style:parent-style-name="Standard">
      <style:text-properties officeooo:rsid="00034a3d" officeooo:paragraph-rsid="00193c16"/>
    </style:style>
    <style:style style:name="P5" style:family="paragraph" style:parent-style-name="Standard">
      <style:text-properties style:text-underline-style="solid" style:text-underline-width="auto" style:text-underline-color="font-color" officeooo:rsid="00034a3d" officeooo:paragraph-rsid="00034a3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34a3d" officeooo:paragraph-rsid="00034a3d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officeooo:rsid="0006bb64" officeooo:paragraph-rsid="0006bb64"/>
    </style:style>
    <style:style style:name="P8" style:family="paragraph" style:parent-style-name="Standard">
      <style:text-properties style:text-underline-style="solid" style:text-underline-width="auto" style:text-underline-color="font-color" fo:font-weight="normal" officeooo:rsid="00193c16" officeooo:paragraph-rsid="00193c16" style:font-weight-asian="normal" style:font-weight-complex="normal"/>
    </style:style>
    <style:style style:name="P9" style:family="paragraph" style:parent-style-name="Standard">
      <style:text-properties officeooo:rsid="0003e173" officeooo:paragraph-rsid="0003e173"/>
    </style:style>
    <style:style style:name="P10" style:family="paragraph" style:parent-style-name="Standard">
      <style:text-properties style:text-underline-style="none" officeooo:rsid="0003e173" officeooo:paragraph-rsid="0003e173"/>
    </style:style>
    <style:style style:name="P11" style:family="paragraph" style:parent-style-name="Standard">
      <style:text-properties style:text-underline-style="none" officeooo:rsid="00043a5c" officeooo:paragraph-rsid="000731c2"/>
    </style:style>
    <style:style style:name="P12" style:family="paragraph" style:parent-style-name="Standard">
      <style:text-properties style:text-underline-style="none" fo:font-weight="normal" officeooo:rsid="00043a5c" officeooo:paragraph-rsid="00193c16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193c16" officeooo:paragraph-rsid="00193c16" style:font-weight-asian="normal" style:font-weight-complex="normal"/>
    </style:style>
    <style:style style:name="P14" style:family="paragraph" style:parent-style-name="Standard">
      <style:text-properties officeooo:rsid="00043a5c" officeooo:paragraph-rsid="00043a5c"/>
    </style:style>
    <style:style style:name="P15" style:family="paragraph" style:parent-style-name="Standard">
      <style:text-properties officeooo:rsid="00043a5c" officeooo:paragraph-rsid="0005a201"/>
    </style:style>
    <style:style style:name="P16" style:family="paragraph" style:parent-style-name="Standard">
      <style:text-properties officeooo:rsid="00043a5c" officeooo:paragraph-rsid="0006bb64"/>
    </style:style>
    <style:style style:name="P17" style:family="paragraph" style:parent-style-name="Standard">
      <style:text-properties officeooo:rsid="00043a5c" officeooo:paragraph-rsid="000731c2"/>
    </style:style>
    <style:style style:name="P18" style:family="paragraph" style:parent-style-name="Standard">
      <style:text-properties officeooo:rsid="00043a5c" officeooo:paragraph-rsid="00092ddf"/>
    </style:style>
    <style:style style:name="P19" style:family="paragraph" style:parent-style-name="Standard">
      <style:text-properties officeooo:rsid="00043a5c" officeooo:paragraph-rsid="0009adfa"/>
    </style:style>
    <style:style style:name="P20" style:family="paragraph" style:parent-style-name="Standard">
      <style:text-properties officeooo:rsid="00043a5c" officeooo:paragraph-rsid="00193c16"/>
    </style:style>
    <style:style style:name="P21" style:family="paragraph" style:parent-style-name="Standard">
      <style:text-properties officeooo:rsid="00043a5c" officeooo:paragraph-rsid="000f78fa"/>
    </style:style>
    <style:style style:name="P22" style:family="paragraph" style:parent-style-name="Standard">
      <style:text-properties officeooo:rsid="00043a5c" officeooo:paragraph-rsid="001aab41"/>
    </style:style>
    <style:style style:name="P23" style:family="paragraph" style:parent-style-name="Standard">
      <style:text-properties officeooo:rsid="00043a5c" officeooo:paragraph-rsid="001c081c"/>
    </style:style>
    <style:style style:name="P24" style:family="paragraph" style:parent-style-name="Standard">
      <style:text-properties officeooo:rsid="0005a201" officeooo:paragraph-rsid="0005a201"/>
    </style:style>
    <style:style style:name="P25" style:family="paragraph" style:parent-style-name="Standard">
      <style:text-properties officeooo:rsid="0005a201" officeooo:paragraph-rsid="0006bb64"/>
    </style:style>
    <style:style style:name="P26" style:family="paragraph" style:parent-style-name="Standard">
      <style:text-properties officeooo:rsid="0005a201" officeooo:paragraph-rsid="000d5ade"/>
    </style:style>
    <style:style style:name="P27" style:family="paragraph" style:parent-style-name="Standard">
      <style:text-properties officeooo:rsid="0005a201" officeooo:paragraph-rsid="0009adfa"/>
    </style:style>
    <style:style style:name="P28" style:family="paragraph" style:parent-style-name="Standard">
      <style:text-properties officeooo:rsid="0006bb64" officeooo:paragraph-rsid="0006bb64"/>
    </style:style>
    <style:style style:name="P29" style:family="paragraph" style:parent-style-name="Standard">
      <style:text-properties officeooo:rsid="0006bb64" officeooo:paragraph-rsid="000d5ade"/>
    </style:style>
    <style:style style:name="P30" style:family="paragraph" style:parent-style-name="Standard">
      <style:text-properties officeooo:rsid="000731c2" officeooo:paragraph-rsid="000731c2"/>
    </style:style>
    <style:style style:name="P31" style:family="paragraph" style:parent-style-name="Standard">
      <style:text-properties fo:font-variant="normal" fo:text-transform="none" fo:color="#000000" style:font-name="Ubuntu Medium" fo:font-size="11pt" fo:letter-spacing="normal" fo:font-style="normal" fo:font-weight="normal" officeooo:rsid="00043a5c" officeooo:paragraph-rsid="000dc06b" style:font-size-asian="11pt" style:font-size-complex="11pt"/>
    </style:style>
    <style:style style:name="P32" style:family="paragraph" style:parent-style-name="Standard">
      <style:text-properties officeooo:rsid="00178001" officeooo:paragraph-rsid="00178001"/>
    </style:style>
    <style:style style:name="P33" style:family="paragraph" style:parent-style-name="Standard">
      <style:text-properties officeooo:rsid="001995a8" officeooo:paragraph-rsid="001995a8"/>
    </style:style>
    <style:style style:name="P34" style:family="paragraph" style:parent-style-name="Standard">
      <style:text-properties style:text-underline-style="solid" style:text-underline-width="auto" style:text-underline-color="font-color" fo:font-weight="bold" officeooo:rsid="00034a3d" officeooo:paragraph-rsid="00034a3d" style:font-weight-asian="bold" style:font-weight-complex="bold"/>
    </style:style>
    <style:style style:name="P35" style:family="paragraph" style:parent-style-name="Standard">
      <style:text-properties style:text-underline-style="solid" style:text-underline-width="auto" style:text-underline-color="font-color" fo:font-weight="bold" officeooo:rsid="00034a3d" officeooo:paragraph-rsid="001e1768" style:font-weight-asian="bold" style:font-weight-complex="bold"/>
    </style:style>
    <style:style style:name="P36" style:family="paragraph" style:parent-style-name="Standard">
      <style:text-properties style:text-underline-style="solid" style:text-underline-width="auto" style:text-underline-color="font-color" fo:font-weight="normal" officeooo:rsid="00193c16" officeooo:paragraph-rsid="001e1768" style:font-weight-asian="normal" style:font-weight-complex="normal"/>
    </style:style>
    <style:style style:name="P37" style:family="paragraph" style:parent-style-name="Standard">
      <style:text-properties officeooo:rsid="00034a3d" officeooo:paragraph-rsid="001e1768"/>
    </style:style>
    <style:style style:name="P38" style:family="paragraph" style:parent-style-name="Standard">
      <style:text-properties officeooo:rsid="00043a5c" officeooo:paragraph-rsid="001e1768"/>
    </style:style>
    <style:style style:name="P39" style:family="paragraph" style:parent-style-name="Standard">
      <style:text-properties officeooo:rsid="00043a5c" officeooo:paragraph-rsid="001f5b5a"/>
    </style:style>
    <style:style style:name="P40" style:family="paragraph" style:parent-style-name="Standard">
      <style:text-properties style:text-underline-style="none" fo:font-weight="normal" officeooo:rsid="00043a5c" officeooo:paragraph-rsid="001e1768" style:font-weight-asian="normal" style:font-weight-complex="normal"/>
    </style:style>
    <style:style style:name="P41" style:family="paragraph" style:parent-style-name="Standard">
      <style:text-properties style:text-underline-style="none" fo:font-weight="normal" officeooo:rsid="00193c16" officeooo:paragraph-rsid="001e1768" style:font-weight-asian="normal" style:font-weight-complex="normal"/>
    </style:style>
    <style:style style:name="T1" style:family="text">
      <style:text-properties officeooo:rsid="0003be2b"/>
    </style:style>
    <style:style style:name="T2" style:family="text">
      <style:text-properties officeooo:rsid="0003e173"/>
    </style:style>
    <style:style style:name="T3" style:family="text">
      <style:text-properties officeooo:rsid="00043a5c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03be2b"/>
    </style:style>
    <style:style style:name="T6" style:family="text">
      <style:text-properties officeooo:rsid="0005a201"/>
    </style:style>
    <style:style style:name="T7" style:family="text">
      <style:text-properties officeooo:rsid="0006bb64"/>
    </style:style>
    <style:style style:name="T8" style:family="text">
      <style:text-properties officeooo:rsid="000731c2"/>
    </style:style>
    <style:style style:name="T9" style:family="text">
      <style:text-properties officeooo:rsid="00193c16"/>
    </style:style>
    <style:style style:name="T10" style:family="text">
      <style:text-properties fo:color="#ff0000"/>
    </style:style>
    <style:style style:name="T11" style:family="text">
      <style:text-properties fo:color="#ff0000" officeooo:rsid="000731c2"/>
    </style:style>
    <style:style style:name="T12" style:family="text">
      <style:text-properties fo:color="#ff0000" officeooo:rsid="001aab41"/>
    </style:style>
    <style:style style:name="T13" style:family="text">
      <style:text-properties officeooo:rsid="001c081c"/>
    </style:style>
    <style:style style:name="T14" style:family="text">
      <style:text-properties officeooo:rsid="001e176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Log In Activity</text:p>
      <text:p text:style-name="P1"/>
      <text:p text:style-name="P32">aca el user deberia solo mandar las credenciales y el server mandarle la picture y el estado que tiene registrado. Location tmb. Location se averigua desp del log in, pero igual la tendria qe mandar el server en caso de que no se puede averiguar.</text:p>
      <text:p text:style-name="P1"/>
      <text:p text:style-name="P1"><text:span text:style-name="T2">S</text:span>ervicio: /<text:span text:style-name="T2">logIn (POST)</text:span></text:p>
      <text:p text:style-name="P5">cliente manda: </text:p>
      <text:p text:style-name="P14">{</text:p>
      <text:p text:style-name="P14"><text:s text:c="6"/><text:tab/>"username" : &lt;username&gt;,</text:p>
      <text:p text:style-name="P14"><text:s text:c="6"/><text:tab/>"password" : &lt;<text:span text:style-name="T6">md5_</text:span>password&gt;</text:p>
      <text:p text:style-name="P14"><text:tab/>“<text:span text:style-name="T8">location</text:span>”: <text:bookmark-start text:name="__DdeLink__955_1181147033"/><text:span text:style-name="T13">(longitud, latitud) </text:span><text:bookmark-end text:name="__DdeLink__955_1181147033"/></text:p>
      <text:p text:style-name="P14">}</text:p>
      <text:p text:style-name="P14"/>
      <text:p text:style-name="P9"><text:span text:style-name="T4">servidor responde</text:span>: </text:p>
      <text:p text:style-name="P14">{ </text:p>
      <text:p text:style-name="P14"><text:s text:c="6"/><text:tab/>"<text:span text:style-name="T8">ok</text:span>" : <text:span text:style-name="T8">true/false</text:span>,</text:p>
      <text:p text:style-name="P14"><text:tab/>“<text:span text:style-name="T8">what” : invalid user/invalid password</text:span></text:p>
      <text:p text:style-name="P22"><text:tab/>“<text:span text:style-name="T11">location</text:span><text:span text:style-name="T10">”: </text:span><text:span text:style-name="T12">LUGAR DEDUCIDO DE LAS COORDENADAS QUE MANDO CLIENTE</text:span></text:p>
      <text:p text:style-name="P22"><text:tab/>"status" : &lt;<text:span text:style-name="T6">new</text:span>_status&gt;, </text:p>
      <text:p text:style-name="P22"><text:s text:c="6"/><text:tab/>"<text:span text:style-name="T6">profile_picture</text:span>" : &lt;<text:span text:style-name="T6">new_base64_valid_picture&gt;</text:span></text:p>
      <text:p text:style-name="P14">}</text:p>
      <text:p text:style-name="P1"/>
      <text:p text:style-name="P6">Sig<text:span text:style-name="T2">n Up</text:span> Activity</text:p>
      <text:p text:style-name="P1"/>
      <text:p text:style-name="P1">servicio: /<text:span text:style-name="T2">signUp (POST)</text:span></text:p>
      <text:p text:style-name="P1">cliente manda:</text:p>
      <text:p text:style-name="P15">{ </text:p>
      <text:p text:style-name="P15"><text:s text:c="6"/><text:tab/>"username" : &lt;username&gt;,</text:p>
      <text:p text:style-name="P15"><text:s text:c="5"/><text:tab/> "password" : &lt;<text:span text:style-name="T6">md5_</text:span>password&gt;</text:p>
      <text:p text:style-name="P23"><text:tab/>“<text:span text:style-name="T8">location</text:span>”: <text:span text:style-name="T13">(longitud, latitud) </text:span></text:p>
      <text:p text:style-name="P21"><text:tab/>"status" : &lt;<text:span text:style-name="T6">new</text:span>_status&gt;, </text:p>
      <text:p text:style-name="P21"><text:s text:c="6"/><text:tab/>"<text:span text:style-name="T6">profile_picture</text:span>" : &lt;<text:span text:style-name="T6">new_base64_valid_pictur</text:span></text:p>
      <text:p text:style-name="P15">}</text:p>
      <text:p text:style-name="P15"/>
      <text:p text:style-name="P17">{</text:p>
      <text:p text:style-name="P22"><text:tab/>“<text:span text:style-name="T11">location</text:span><text:span text:style-name="T10">”: </text:span><text:span text:style-name="T12">LUGAR DEDUCIDO DE LAS COORDENADAS QUE MANDO CLIENTE</text:span></text:p>
      <text:p text:style-name="P17"><text:s text:c="6"/><text:tab/>"<text:span text:style-name="T8">ok</text:span>" : <text:span text:style-name="T8">true/false</text:span>,</text:p>
      <text:p text:style-name="P17"><text:tab/>“<text:span text:style-name="T8">what” : “”/invalid user</text:span></text:p>
      <text:p text:style-name="P17">}</text:p>
      <text:p text:style-name="P15"/>
      <text:p text:style-name="P9">servidor responde igual que en logIn.</text:p>
      <text:p text:style-name="P1"/>
      <text:p text:style-name="P6">Configuration Activity</text:p>
      <text:p text:style-name="P1"/>
      <text:p text:style-name="P1">servicio: /setConfig <text:span text:style-name="T2">(POST)</text:span></text:p>
      <text:p text:style-name="P1">cliente manda<text:tab/><text:tab/>: <text:span text:style-name="T2">username, password, </text:span>status<text:span text:style-name="T2">, profile picture.</text:span></text:p>
      <text:p text:style-name="P15">{ </text:p>
      <text:p text:style-name="P17"><text:s text:c="5"/><text:tab/>"username" : &lt;username&gt;,</text:p>
      <text:p text:style-name="P17"><text:s text:c="5"/><text:tab/>"password" : &lt;<text:span text:style-name="T6">md5_</text:span>password&gt;</text:p>
      <text:p text:style-name="P15"><text:s text:c="4"/><text:tab/>"status" : &lt;<text:span text:style-name="T6">new</text:span>_status&gt;, </text:p>
      <text:p text:style-name="P15"><text:s text:c="6"/><text:tab/>"<text:span text:style-name="T6">profile_picture</text:span>" : &lt;<text:span text:style-name="T6">new_base64_valid_picture</text:span>&gt;</text:p>
      <text:p text:style-name="P15"><text:soft-page-break/>}</text:p>
      <text:p text:style-name="P30">server responde:</text:p>
      <text:p text:style-name="P18">{ </text:p>
      <text:p text:style-name="P18"><text:s text:c="6"/><text:tab/>"<text:span text:style-name="T8">ok</text:span>" : <text:span text:style-name="T8">true/false</text:span>,</text:p>
      <text:p text:style-name="P18"><text:tab/>“<text:span text:style-name="T8">what” : “”/invalid user</text:span></text:p>
      <text:p text:style-name="P18">}</text:p>
      <text:p text:style-name="P10"/>
      <text:p text:style-name="P1"/>
      <text:p text:style-name="P6">Chats<text:span text:style-name="T14">Hall</text:span> Activity</text:p>
      <text:p text:style-name="P6"/>
      <text:p text:style-name="P36">servicio: /<text:span text:style-name="T14">broadcast</text:span> (POST) (borrar)</text:p>
      <text:p text:style-name="P37">cliente manda <text:span text:style-name="T2">parametros</text:span>: “<text:span text:style-name="T6">username” y “password” (encriptada en md5)</text:span></text:p>
      <text:p text:style-name="P38">{</text:p>
      <text:p text:style-name="P38"><text:s text:c="6"/><text:tab/>"username" : &lt;username&gt;,</text:p>
      <text:p text:style-name="P38"><text:s text:c="5"/><text:tab/> "password" : &lt;<text:span text:style-name="T6">md5_</text:span>password&gt;</text:p>
      <text:p text:style-name="P39"><text:tab/>“<text:span text:style-name="T6">msg_text</text:span>”: <text:span text:style-name="T9">&lt;message&gt;</text:span></text:p>
      <text:p text:style-name="P40">}</text:p>
      <text:p text:style-name="P40"/>
      <text:p text:style-name="P41">servidor responde:</text:p>
      <text:p text:style-name="P38">{ </text:p>
      <text:p text:style-name="P38"><text:s text:c="6"/><text:tab/>"<text:span text:style-name="T8">ok</text:span>" : <text:span text:style-name="T8">true/false</text:span>,</text:p>
      <text:p text:style-name="P38"><text:tab/>“<text:span text:style-name="T8">what” : “”/invalid user</text:span></text:p>
      <text:p text:style-name="P40">}</text:p>
      <text:p text:style-name="P35"/>
      <text:p text:style-name="P8">servicio: /deleteChat (POST) (borrar)</text:p>
      <text:p text:style-name="P4">cliente manda <text:span text:style-name="T2">parametros</text:span>: “<text:span text:style-name="T6">username” y “password” (encriptada en md5)</text:span></text:p>
      <text:p text:style-name="P20">{</text:p>
      <text:p text:style-name="P20"><text:s text:c="6"/><text:tab/>"username" : &lt;username&gt;,</text:p>
      <text:p text:style-name="P20"><text:s text:c="5"/><text:tab/> "password" : &lt;<text:span text:style-name="T6">md5_</text:span>password&gt;</text:p>
      <text:p text:style-name="P20"><text:tab/>“<text:span text:style-name="T9">otherUser</text:span>”: <text:span text:style-name="T9">&lt;otherUserUsername&gt;</text:span></text:p>
      <text:p text:style-name="P12">}</text:p>
      <text:p text:style-name="P12"/>
      <text:p text:style-name="P13">servidor responde:</text:p>
      <text:p text:style-name="P20">{ </text:p>
      <text:p text:style-name="P20"><text:s text:c="6"/><text:tab/>"<text:span text:style-name="T8">ok</text:span>" : <text:span text:style-name="T8">true/false</text:span>,</text:p>
      <text:p text:style-name="P20"><text:tab/>“<text:span text:style-name="T8">what” : “”/invalid user</text:span></text:p>
      <text:p text:style-name="P12">}</text:p>
      <text:p text:style-name="P1"/>
      <text:p text:style-name="P1"><text:span text:style-name="T4">servicio: /somethingForMe </text:span><text:s/><text:span text:style-name="T2">(GET) </text:span>(mensajes nuevos para este usuario)</text:p>
      <text:p text:style-name="P1">cliente manda <text:span text:style-name="T2">parametros</text:span>: “<text:span text:style-name="T6">username” y “password” (encriptada en md5)</text:span></text:p>
      <text:p text:style-name="P17">{</text:p>
      <text:p text:style-name="P17"><text:s text:c="6"/><text:tab/>"username" : &lt;username&gt;,</text:p>
      <text:p text:style-name="P17"><text:s text:c="5"/><text:tab/> "password" : &lt;<text:span text:style-name="T6">md5_</text:span>password&gt;</text:p>
      <text:p text:style-name="P17">}</text:p>
      <text:p text:style-name="P9">servidor responde:</text:p>
      <text:p text:style-name="P9"/>
      <text:p text:style-name="P24">{</text:p>
      <text:p text:style-name="P25"><text:tab/>"<text:span text:style-name="T7">messages</text:span>" :<text:span text:style-name="T7"> </text:span>[ &lt;vector de Messages&gt; <text:s/>]</text:p>
      <text:p text:style-name="P24">}</text:p>
      <text:p text:style-name="P24"/>
      <text:p text:style-name="P24">estructura de un Message:</text:p>
      <text:p text:style-name="P24">{ </text:p>
      <text:p text:style-name="P24"><text:soft-page-break/><text:s text:c="6"/>"msg_date" : "15/04/2015", </text:p>
      <text:p text:style-name="P24"><text:s text:c="6"/>"msg_fromID" : &lt;user emisor&gt;, </text:p>
      <text:p text:style-name="P24"><text:s text:c="6"/>"msg_text" : &lt;mensaje&gt;, </text:p>
      <text:p text:style-name="P24"><text:s text:c="6"/>"msg_time" : "06:55", </text:p>
      <text:p text:style-name="P24"><text:s text:c="6"/>"msg_toID" : &lt;user receptor&gt;</text:p>
      <text:p text:style-name="P24">}</text:p>
      <text:p text:style-name="P9"/>
      <text:p text:style-name="P1"><text:span text:style-name="T4">servicio: /currentChats</text:span> <text:span text:style-name="T2">(GET)</text:span></text:p>
      <text:p text:style-name="P2">cliente manda <text:span text:style-name="T2">parametros</text:span>: “<text:span text:style-name="T6">username” y “password” (encriptada en md5)</text:span></text:p>
      <text:p text:style-name="P9"/>
      <text:p text:style-name="P17">{ </text:p>
      <text:p text:style-name="P17"><text:s text:c="6"/><text:tab/>"username" : &lt;username&gt;,</text:p>
      <text:p text:style-name="P17"><text:s text:c="5"/><text:tab/> "password" : &lt;<text:span text:style-name="T6">md5_</text:span>password&gt;</text:p>
      <text:p text:style-name="P17">}</text:p>
      <text:p text:style-name="P17"/>
      <text:p text:style-name="P9">Servidor responde:</text:p>
      <text:p text:style-name="P9"/>
      <text:p text:style-name="P16">{ </text:p>
      <text:p text:style-name="P16"><text:tab/>"<text:span text:style-name="T7">chats</text:span>" : <text:span text:style-name="T7">[ &lt;vector de chats&gt; ]</text:span></text:p>
      <text:p text:style-name="P16">}</text:p>
      <text:p text:style-name="P16"/>
      <text:p text:style-name="P16"/>
      <text:p text:style-name="P31">estructura de un Chat: { </text:p>
      <text:p text:style-name="P31"><text:tab/>"username_1" : &lt;username&gt;</text:p>
      <text:p text:style-name="P31"><text:tab/>“username_2” : &lt;username&gt;</text:p>
      <text:p text:style-name="P31"><text:tab/>“messages” : [&lt;vector de messages&gt;] </text:p>
      <text:p text:style-name="P31">}</text:p>
      <text:p text:style-name="P29"/>
      <text:p text:style-name="P29"/>
      <text:p text:style-name="P26">estructura de un Message:</text:p>
      <text:p text:style-name="P26">{ </text:p>
      <text:p text:style-name="P26"><text:s text:c="6"/>"msg_date" : "15/04/2015", </text:p>
      <text:p text:style-name="P26"><text:s text:c="6"/>"msg_fromID" : &lt;user emisor&gt;, </text:p>
      <text:p text:style-name="P26"><text:s text:c="6"/>"msg_text" : &lt;mensaje&gt;, </text:p>
      <text:p text:style-name="P26"><text:s text:c="6"/>"msg_time" : "06:55", </text:p>
      <text:p text:style-name="P26"><text:s text:c="6"/>"msg_toID" : &lt;user receptor&gt;</text:p>
      <text:p text:style-name="P26">}</text:p>
      <text:p text:style-name="P1"/>
      <text:p text:style-name="P5">servicio: /users <text:span text:style-name="T2">(GET)</text:span></text:p>
      <text:p text:style-name="P2">cliente manda <text:span text:style-name="T2">parametros</text:span>: “<text:span text:style-name="T6">username” y “password” (encriptada en md5)</text:span></text:p>
      <text:p text:style-name="P17">{ </text:p>
      <text:p text:style-name="P17"><text:s text:c="6"/><text:tab/>"username" : &lt;username&gt;,</text:p>
      <text:p text:style-name="P17"><text:s text:c="5"/><text:tab/> "password" : &lt;<text:span text:style-name="T6">md5_</text:span>password&gt;</text:p>
      <text:p text:style-name="P17">}</text:p>
      <text:p text:style-name="P9"/>
      <text:p text:style-name="P9">Servidor responde:</text:p>
      <text:p text:style-name="P16">{</text:p>
      <text:p text:style-name="P16"><text:s text:c="3"/><text:tab/>"<text:span text:style-name="T7">users</text:span>" : <text:span text:style-name="T7">[ &lt;vector de Users&gt; ]</text:span></text:p>
      <text:p text:style-name="P16">}</text:p>
      <text:p text:style-name="P16"/>
      <text:p text:style-name="P28">estructura de un User:</text:p>
      <text:p text:style-name="P28">{</text:p>
      <text:p text:style-name="P16"><text:s text:c="6"/>"location" : &lt;user_location&gt;, </text:p>
      <text:p text:style-name="P16"><text:soft-page-break/><text:s text:c="6"/>"status" : &lt;user_status&gt;, </text:p>
      <text:p text:style-name="P16"><text:s text:c="6"/>"<text:span text:style-name="T6">profile_picture</text:span>" : &lt;<text:span text:style-name="T6">base64_picture</text:span>&gt;, </text:p>
      <text:p text:style-name="P16"><text:s text:c="6"/>"username" : &lt;username&gt;</text:p>
      <text:p text:style-name="P33"><text:s text:c="7"/>“lastTimeConnected” : &lt;dateTime&gt;</text:p>
      <text:p text:style-name="P28">}</text:p>
      <text:p text:style-name="P1"/>
      <text:p text:style-name="P5">Chat Activity</text:p>
      <text:p text:style-name="P1"/>
      <text:p text:style-name="P1"><text:span text:style-name="T4">servicio: /</text:span><text:span text:style-name="T5">sendMessage</text:span><text:span text:style-name="T1"> (POST)</text:span></text:p>
      <text:p text:style-name="P1"/>
      <text:p text:style-name="P3">cliente manda: </text:p>
      <text:p text:style-name="P25">{ </text:p>
      <text:p text:style-name="P27"><text:s text:c="5"/><text:span text:style-name="T3">"username" : &lt;username&gt;,</text:span></text:p>
      <text:p text:style-name="P19"><text:s text:c="6"/>"password" : &lt;<text:span text:style-name="T6">md5_</text:span>password&gt;</text:p>
      <text:p text:style-name="P25"><text:s text:c="6"/>"msg_toID" : &lt;user receptor&gt;,</text:p>
      <text:p text:style-name="P25"><text:s text:c="6"/>"msg_text" : &lt;mensaje&gt;</text:p>
      <text:p text:style-name="P25">}</text:p>
      <text:p text:style-name="P25"/>
      <text:p text:style-name="P30">server responde:</text:p>
      <text:p text:style-name="P17">{ </text:p>
      <text:p text:style-name="P17"><text:s text:c="6"/><text:tab/>"<text:span text:style-name="T8">ok</text:span>" : <text:span text:style-name="T8">true/false</text:span>,</text:p>
      <text:p text:style-name="P17"><text:tab/>“<text:span text:style-name="T8">what” : invalid user</text:span></text:p>
      <text:p text:style-name="P11">}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Medium" svg:font-family="'Ubuntu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23:33:52.847615360</meta:creation-date>
    <dc:date>2015-06-10T02:35:47.551223698</dc:date>
    <meta:editing-duration>P3DT2H16M41S</meta:editing-duration>
    <meta:editing-cycles>15</meta:editing-cycles>
    <meta:generator>LibreOffice/4.2.8.2$Linux_X86_64 LibreOffice_project/420m0$Build-2</meta:generator>
    <meta:document-statistic meta:table-count="0" meta:image-count="0" meta:object-count="0" meta:page-count="4" meta:paragraph-count="145" meta:word-count="463" meta:character-count="3545" meta:non-whitespace-character-count="2875"/>
  </office:meta>
</office:document-meta>
</file>